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  <text:list-level-style-number text:level="11" text:style-name="Numbering_20_Symbols" style:num-format="1" text:start-value="1" style:num-suffix=".">
        <style:list-level-properties text:space-before="2.7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Vehicle Collision EAP</text:h>
      <text:list text:style-name="L1">
        <text:list-item>
          <text:p text:style-name="P1"><text:span text:style-name="T1">Stay</text:span><text:span text:style-name="T2"> </text:span><text:span text:style-name="T3">calm.</text:span></text:p>
          <text:list text:style-name="L2">
            <text:list-item>
              <text:p text:style-name="P2"><text:span text:style-name="T4">Do</text:span><text:span text:style-name="T5"> </text:span><text:span text:style-name="T6">NOT</text:span><text:span text:style-name="T7"> </text:span><text:span text:style-name="T8">accuse</text:span><text:span text:style-name="T9"> </text:span><text:span text:style-name="T10">anyone.</text:span></text:p>
            </text:list-item>
            <text:list-item>
              <text:p text:style-name="P2"><text:span text:style-name="T11">Do</text:span><text:span text:style-name="T12"> </text:span><text:span text:style-name="T13">NOT</text:span><text:span text:style-name="T14"> </text:span><text:span text:style-name="T15">admit</text:span><text:span text:style-name="T16"> </text:span><text:span text:style-name="T17">fault.</text:span></text:p>
            </text:list-item>
          </text:list>
        </text:list-item>
        <text:list-item>
          <text:p text:style-name="P1"><text:span text:style-name="T18">Cooperate</text:span> as much as you can. <text:span text:style-name="T19">No</text:span><text:span text:style-name="T20"> </text:span><text:span text:style-name="T21">one</text:span><text:span text:style-name="T22"> </text:span><text:span text:style-name="T23">enjoys</text:span><text:span text:style-name="T24"> </text:span><text:span text:style-name="T25">being</text:span><text:span text:style-name="T26"> </text:span><text:span text:style-name="T27">involved</text:span><text:span text:style-name="T28"> </text:span><text:span text:style-name="T29">in</text:span><text:span text:style-name="T30"> </text:span><text:span text:style-name="T31">a</text:span><text:span text:style-name="T32"> </text:span><text:span text:style-name="T33">collision.</text:span></text:p>
        </text:list-item>
        <text:list-item>
          <text:p text:style-name="P1"><text:span text:style-name="T34">Get</text:span><text:span text:style-name="T35"> </text:span><text:span text:style-name="T36">off</text:span><text:span text:style-name="T37"> </text:span><text:span text:style-name="T38">the</text:span><text:span text:style-name="T39"> </text:span><text:span text:style-name="T40">road</text:span> as quickly as possible.</text:p>
          <text:list text:style-name="L3">
            <text:list-item>
              <text:p text:style-name="P3">Use flares and cones if available and necessary.</text:p>
            </text:list-item>
          </text:list>
        </text:list-item>
        <text:list-item>
          <text:p text:style-name="P1"><text:span text:style-name="T41">First</text:span><text:span text:style-name="T42"> </text:span><text:span text:style-name="T43">aid</text:span> is the primary concern.</text:p>
        </text:list-item>
        <text:list-item>
          <text:p text:style-name="P1">Notify the <text:span text:style-name="T44">police</text:span>!</text:p>
        </text:list-item>
        <text:list-item>
          <text:p text:style-name="P1">Obtain the following <text:span text:style-name="T45">information</text:span><text:span text:style-name="T46"> </text:span><text:span text:style-name="T47">from</text:span><text:span text:style-name="T48"> </text:span><text:span text:style-name="T49">all</text:span><text:span text:style-name="T50"> </text:span><text:span text:style-name="T51">drivers</text:span> involved:</text:p>
          <text:list text:style-name="L4">
            <text:list-item>
              <text:p text:style-name="P4">Name</text:p>
            </text:list-item>
            <text:list-item>
              <text:p text:style-name="P4">Address</text:p>
            </text:list-item>
            <text:list-item>
              <text:p text:style-name="P4">Email/Phone</text:p>
            </text:list-item>
            <text:list-item>
              <text:p text:style-name="P4">License Number</text:p>
            </text:list-item>
            <text:list-item>
              <text:p text:style-name="P4">Insurance Provider</text:p>
            </text:list-item>
            <text:list-item>
              <text:p text:style-name="P4">Insurance Policy Number</text:p>
            </text:list-item>
            <text:list-item>
              <text:p text:style-name="P4">Vehicle Descriptions</text:p>
              <text:list text:style-name="L5">
                <text:list-item>
                  <text:p text:style-name="P5">Make</text:p>
                </text:list-item>
                <text:list-item>
                  <text:p text:style-name="P5">Model</text:p>
                </text:list-item>
                <text:list-item>
                  <text:p text:style-name="P5">Year</text:p>
                </text:list-item>
                <text:list-item>
                  <text:p text:style-name="P5">License Plate</text:p>
                </text:list-item>
                <text:list-item>
                  <text:p text:style-name="P5">VIN</text:p>
                </text:list-item>
              </text:list>
            </text:list-item>
          </text:list>
        </text:list-item>
        <text:list-item>
          <text:p text:style-name="P1">Obtain contact information of any <text:span text:style-name="T52">witnesses</text:span>.</text:p>
        </text:list-item>
        <text:list-item>
          <text:p text:style-name="P1"><text:span text:style-name="T53">Take</text:span><text:span text:style-name="T54"> </text:span><text:span text:style-name="T55">pictures</text:span> of:</text:p>
          <text:list>
            <text:list-item>
              <text:p text:style-name="P5">Damage</text:p>
            </text:list-item>
            <text:list-item>
              <text:p text:style-name="P5">Surroundings</text:p>
            </text:list-item>
            <text:list-item>
              <text:p text:style-name="P5">Skid Marks</text:p>
            </text:list-item>
          </text:list>
        </text:list-item>
        <text:list-item>
          <text:p text:style-name="P1"><text:span text:style-name="T56">Document</text:span> your perspective of the incident <text:span text:style-name="T57">while</text:span><text:span text:style-name="T58"> </text:span><text:span text:style-name="T59">it</text:span><text:span text:style-name="T60"> </text:span><text:span text:style-name="T61">is</text:span><text:span text:style-name="T62"> </text:span><text:span text:style-name="T63">fresh</text:span><text:span text:style-name="T64"> </text:span><text:span text:style-name="T65">in</text:span><text:span text:style-name="T66"> </text:span><text:span text:style-name="T67">your</text:span><text:span text:style-name="T68"> </text:span><text:span text:style-name="T69">mind</text:span>.</text:p>
        </text:list-item>
        <text:list-item>
          <text:p text:style-name="P1"><text:span text:style-name="T70">Report</text:span><text:span text:style-name="T71"> </text:span><text:span text:style-name="T72">the</text:span><text:span text:style-name="T73"> </text:span><text:span text:style-name="T74">incident</text:span> to DMV and your insurance compan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